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_5f_-title">
      <style:graphic-properties draw:auto-grow-height="true" fo:min-height="2.65cm"/>
      <style:paragraph-properties style:writing-mode="lr-tb"/>
    </style:style>
    <style:style style:name="pr8" style:family="presentation" style:parent-style-name="Standard_20_2_5f_-outline1">
      <style:graphic-properties fo:min-height="11.93cm"/>
      <style:paragraph-properties style:writing-mode="lr-tb"/>
    </style:style>
    <style:style style:name="pr9" style:family="presentation" style:parent-style-name="Standard_20_2_5f_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-title">
      <style:graphic-properties draw:auto-grow-height="true" fo:min-height="2.65cm"/>
      <style:paragraph-properties style:writing-mode="lr-tb"/>
    </style:style>
    <style:style style:name="pr11" style:family="presentation" style:parent-style-name="Standard-outline1">
      <style:graphic-properties fo:min-height="11.93cm"/>
      <style:paragraph-properties style:writing-mode="lr-tb"/>
    </style:style>
    <style:style style:name="pr1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Standard_20_2-title">
      <style:graphic-properties draw:auto-grow-height="true" fo:min-height="2.65cm"/>
      <style:paragraph-properties style:writing-mode="lr-tb"/>
    </style:style>
    <style:style style:name="pr14" style:family="presentation" style:parent-style-name="Standard_20_2-outline1">
      <style:graphic-properties fo:min-height="11.93cm"/>
      <style:paragraph-properties style:writing-mode="lr-tb"/>
    </style:style>
    <style:style style:name="pr15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.3cm" fo:text-align="justify" fo:text-indent="0cm">
        <style:tab-stops/>
      </style:paragraph-properties>
    </style:style>
    <style:style style:name="T1" style:family="text">
      <style:text-properties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007cm" svg:height="6.631cm" draw:transform="skewX (-2.24613907534023E-017) rotate (0.141371669411541) translate (0.898cm 6.978cm)" presentation:class="title" presentation:user-transformed="true">
          <draw:text-box>
            <text:p>Che cosa sono I Web Framework <text:s/>e perchè sono utili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Introduzione<text:tab/></text:p>
          </draw:text-box>
        </draw:frame>
        <draw:frame presentation:style-name="pr5" draw:layer="layout" svg:width="24.639cm" svg:height="9.135cm" svg:x="1.398cm" svg:y="4.209cm" presentation:class="outline" presentation:user-transformed="true">
          <draw:text-box>
            <text:list text:style-name="L2">
              <text:list-item>
                <text:p>I Framework sono strumenti potenti che rendono il lavoro degli sviluppatori più semplice</text:p>
              </text:list-item>
              <text:list-item>
                <text:p>Forniscono un insieme di convenzioni di progettazione e sviluppo che forniscono una infrastruttura di base da cui partire</text:p>
              </text:list-item>
              <text:list-item>
                <text:p>I siti web prodotti con questi Framework possono essere pesantemente modificati nel loro aspetto e comportamento per venire incontro alle esigenze specifiche dell’applicazione</text:p>
              </text:list-item>
              <text:list-item>
                <text:p>L’infrastruttura rimane invariata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2_5f_" presentation:presentation-page-layout-name="AL2T1" presentation:use-date-time-name="dtd1" xml:id="id3" draw:id="id3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286cm 3.916cm)" presentation:class="title" presentation:user-transformed="true">
          <draw:text-box>
            <text:p>Non reinventare la ruota</text:p>
          </draw:text-box>
        </draw:frame>
        <draw:frame presentation:style-name="pr8" draw:layer="layout" svg:width="24.639cm" svg:height="5.988cm" svg:x="1.68cm" svg:y="7.358cm" presentation:class="outline" presentation:user-transformed="true">
          <draw:text-box>
            <text:list text:style-name="L2">
              <text:list-item>
                <text:p>Molti siti hanno strutture molto simili. L’obbiettivo dei framework è quello di fornire una struttura comune così che gli sviluppatori non debbano rifare tutto dall’inizio ma possano riusare il codice fornito</text:p>
              </text:list-item>
              <text:list-item>
                <text:p>Ci permettono di risparmiare tempo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_5f_" presentation:presentation-page-layout-name="AL2T1" presentation:use-date-time-name="dtd1" xml:id="id4" draw:id="id4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286cm 3.916cm)" presentation:class="title" presentation:user-transformed="true">
          <draw:text-box>
            <text:p>Non reinventare la ruota</text:p>
          </draw:text-box>
        </draw:frame>
        <draw:frame presentation:style-name="pr8" draw:layer="layout" svg:width="24.639cm" svg:height="5.988cm" svg:x="1.68cm" svg:y="7.358cm" presentation:class="outline" presentation:user-transformed="true">
          <draw:text-box>
            <text:list text:style-name="L2">
              <text:list-item>
                <text:p>I Framework sono strumenti che aiutano il progettista a non reinventare la ruota ogni volta che vogliono creare un nuovo sito web.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 xml:id="id5" draw:id="id5">
        <office:forms form:automatic-focus="false" form:apply-design-mode="false"/>
        <draw:frame presentation:style-name="pr10" draw:layer="layout" svg:width="25.005cm" svg:height="2.65cm" draw:transform="skewX (-2.80980493648851E-017) rotate (0.142244334037538) translate (0.195cm 1.973cm)" presentation:class="title" presentation:user-transformed="true">
          <draw:text-box>
            <text:p>Perchè i Web Framework sono utili</text:p>
          </draw:text-box>
        </draw:frame>
        <draw:frame presentation:style-name="pr11" draw:layer="layout" svg:width="24.639cm" svg:height="9.135cm" svg:x="1.399cm" svg:y="4.959cm" presentation:class="outline" presentation:user-transformed="true">
          <draw:text-box>
            <text:list text:style-name="L2">
              <text:list-item>
                <text:p>Principalmente permettono far progredire I progetti ad una velocità superiore con meno lavoro iniziale</text:p>
              </text:list-item>
              <text:list-item>
                <text:p>Permettono di riutilizzare esperienza e manufatti sviluppati in precendenza</text:p>
              </text:list-item>
              <text:list-item>
                <text:p>Si occupano di:</text:p>
                <text:list>
                  <text:list-item>
                    <text:p>Struttura dei file</text:p>
                  </text:list-item>
                  <text:list-item>
                    <text:p>Layout delle pagine del sito</text:p>
                  </text:list-item>
                  <text:list-item>
                    <text:p>Configurazione dei browser</text:p>
                  </text:list-item>
                </text:list>
              </text:list-item>
              <text:list-item>
                <text:p>Questo genera un design omogeneo per gli elementi delle pagine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 xml:id="id6" draw:id="id6">
        <office:forms form:automatic-focus="false" form:apply-design-mode="false"/>
        <draw:frame presentation:style-name="pr10" draw:layer="layout" svg:width="25.005cm" svg:height="2.65cm" draw:transform="skewX (-2.80980493648851E-017) rotate (0.142244334037538) translate (0.195cm 1.973cm)" presentation:class="title" presentation:user-transformed="true">
          <draw:text-box>
            <text:p>Tipi di Web Framework</text:p>
          </draw:text-box>
        </draw:frame>
        <draw:frame presentation:style-name="pr11" draw:layer="layout" svg:width="24.639cm" svg:height="9.135cm" svg:x="1.399cm" svg:y="4.959cm" presentation:class="outline" presentation:user-transformed="true">
          <draw:text-box>
            <text:list text:style-name="L2">
              <text:list-item>
                <text:p>Backend: gestiscono le interazioni con i database che contengono le informazioni gestite dal sito web</text:p>
                <text:list>
                  <text:list-item>
                    <text:p>Spring MC, Django, Ruby on Rails, Express</text:p>
                  </text:list-item>
                </text:list>
              </text:list-item>
              <text:list-item>
                <text:p>Frontend: gestiscono la presentazione delle informazioni e l’interazione con gli utenti. Le principali categorie sono:</text:p>
                <text:list>
                  <text:list-item>
                    <text:p>Applicazione: Angular</text:p>
                  </text:list-item>
                  <text:list-item>
                    <text:p text:style-name="P5"><text:span text:style-name="T1">Libreria: React.js, Vue.js e </text:span>jQuery</text:p>
                  </text:list-item>
                </text:list>
              </text:list-item>
              <text:list-item>
                <text:p>User interface: Bootstrap, Material UI, Foundation, Semantic UI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5cm" svg:height="11.14cm" svg:x="3.08cm" svg:y="2.26cm" draw:page-number="6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 xml:id="id7" draw:id="id7">
        <office:forms form:automatic-focus="false" form:apply-design-mode="false"/>
        <draw:frame presentation:style-name="pr10" draw:layer="layout" svg:width="25.005cm" svg:height="2.65cm" draw:transform="skewX (-2.80980493648851E-017) rotate (0.142244334037538) translate (0.195cm 1.973cm)" presentation:class="title" presentation:user-transformed="true">
          <draw:text-box>
            <text:p>Uso dei Web Framework</text:p>
          </draw:text-box>
        </draw:frame>
        <draw:frame presentation:style-name="pr11" draw:layer="layout" svg:width="24.639cm" svg:height="9.135cm" svg:x="1.399cm" svg:y="4.959cm" presentation:class="outline" presentation:user-transformed="true">
          <draw:text-box>
            <text:list text:style-name="L2">
              <text:list-item>
                <text:p>I Web Framwork favoriscono la collaborazione fra sviluppatori</text:p>
              </text:list-item>
              <text:list-item>
                <text:p>Essi possono accedere a librerie che forniscono standard di:</text:p>
                <text:list>
                  <text:list-item>
                    <text:p>Programmazione</text:p>
                  </text:list-item>
                  <text:list-item>
                    <text:p>Interazione</text:p>
                  </text:list-item>
                  <text:list-item>
                    <text:p>Aspetto</text:p>
                  </text:list-item>
                </text:list>
              </text:list-item>
              <text:list-item>
                <text:p>Evitano decisioni individualistiche da parte dei progettisti che diminuiscono l’uniformità dei progetti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5cm" svg:height="11.14cm" svg:x="3.08cm" svg:y="2.26cm" draw:page-number="7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 xml:id="id8" draw:id="id8">
        <office:forms form:automatic-focus="false" form:apply-design-mode="false"/>
        <draw:frame presentation:style-name="pr10" draw:layer="layout" svg:width="25.005cm" svg:height="2.65cm" draw:transform="skewX (-2.80980493648851E-017) rotate (0.142244334037538) translate (0.195cm 1.973cm)" presentation:class="title" presentation:user-transformed="true">
          <draw:text-box>
            <text:p>Uso dei Web Framework</text:p>
          </draw:text-box>
        </draw:frame>
        <draw:frame presentation:style-name="pr11" draw:layer="layout" svg:width="24.639cm" svg:height="9.135cm" svg:x="1.399cm" svg:y="4.959cm" presentation:class="outline" presentation:user-transformed="true">
          <draw:text-box>
            <text:list text:style-name="L2">
              <text:list-item>
                <text:p>I Web Framework sono gestiti da una vasta comunità che fornisce molto materiale didattico e tutorial di varia natura e complessità</text:p>
              </text:list-item>
              <text:list-item>
                <text:p>La facilità di implementazione e l’efficenza li rende indispensabili nello sviluppo di applicazioni web</text:p>
              </text:list-item>
              <text:list-item>
                <text:p>Quando un progetto ricorre sempre più allo sviluppo di parti custom probabilmente dovrebbe considerare l’adozione di un Web Framework per ripulire il codice, l’interazione e l’aspetto del progetto stesso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5cm" svg:height="11.14cm" svg:x="3.08cm" svg:y="2.26cm" draw:page-number="8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 xml:id="id9" draw:id="id9">
        <office:forms form:automatic-focus="false" form:apply-design-mode="false"/>
        <draw:frame presentation:style-name="pr10" draw:layer="layout" svg:width="25.005cm" svg:height="2.65cm" draw:transform="skewX (-2.80980493648851E-017) rotate (0.142244334037538) translate (0.195cm 1.973cm)" presentation:class="title" presentation:user-transformed="true">
          <draw:text-box>
            <text:p>Creazione di temi</text:p>
          </draw:text-box>
        </draw:frame>
        <draw:frame presentation:style-name="pr11" draw:layer="layout" svg:width="24.639cm" svg:height="9.135cm" svg:x="1.399cm" svg:y="4.959cm" presentation:class="outline" presentation:user-transformed="true">
          <draw:text-box>
            <text:list text:style-name="L2">
              <text:list-item>
                <text:p>I Web Framework permettono di creare temi grafici che permetto di modificare in maniera anche sostanziale l’aspetto del sito web pur mantenendo la struttura sottostante invariata</text:p>
              </text:list-item>
              <text:list-item>
                <text:p>Questo permette sia di “svecchiare” facilmente l’esistente sia di riutilizzare la stessa struttura software in casi diversi senza dover reinventare nulla se non il nuovo tema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5cm" svg:height="11.14cm" svg:x="3.08cm" svg:y="2.26cm" draw:page-number="9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 xml:id="id10" draw:id="id10">
        <office:forms form:automatic-focus="false" form:apply-design-mode="false"/>
        <draw:frame presentation:style-name="pr10" draw:layer="layout" svg:width="25.005cm" svg:height="2.845cm" draw:transform="rotate (0.142244334037538) translate (0.181cm 1.877cm)" presentation:class="title" presentation:user-transformed="true">
          <draw:text-box>
            <text:p>Che cos’è un Web Framework “responsive”</text:p>
          </draw:text-box>
        </draw:frame>
        <draw:frame presentation:style-name="pr11" draw:layer="layout" svg:width="24.639cm" svg:height="9.135cm" svg:x="1.399cm" svg:y="4.959cm" presentation:class="outline" presentation:user-transformed="true">
          <draw:text-box>
            <text:list text:style-name="L2">
              <text:list-item>
                <text:p>Una delle caratteristiche migliori di questi Framework è quella di creare siti web in grado di essere facilmente accessibili su dispositivi molto diversi</text:p>
              </text:list-item>
              <text:list-item>
                <text:p>Il layout delle pagine web può cambiare a seconda delle dimensioni e caratteristiche del dispositivo su cui è visualizzato</text:p>
              </text:list-item>
              <text:list-item>
                <text:p>Questo è molto importante perchè ora più che mai i siti web sono consultati tramite dispositivi mobili che hanno caratteristiche molto diverse da quelli dei computer utilizzati classicamente per navigare nel web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5cm" svg:height="11.14cm" svg:x="3.08cm" svg:y="2.26cm" draw:page-number="10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 xml:id="id11" draw:id="id11">
        <office:forms form:automatic-focus="false" form:apply-design-mode="false"/>
        <draw:frame presentation:style-name="pr10" draw:layer="layout" svg:width="25.005cm" svg:height="2.65cm" draw:transform="skewX (-2.80980493648851E-017) rotate (0.142244334037538) translate (0.195cm 1.973cm)" presentation:class="title" presentation:user-transformed="true">
          <draw:text-box>
            <text:p>Svantaggi dei Web Framework</text:p>
          </draw:text-box>
        </draw:frame>
        <draw:frame presentation:style-name="pr11" draw:layer="layout" svg:width="24.639cm" svg:height="9.135cm" svg:x="1.399cm" svg:y="4.959cm" presentation:class="outline" presentation:user-transformed="true">
          <draw:text-box>
            <text:list text:style-name="L2">
              <text:list-item>
                <text:p>Sicuramente essi richiedono di essere imparati e questo costa tempo e fatica</text:p>
              </text:list-item>
              <text:list-item>
                <text:p>La struttura precostituita dei moduli che li compongono forniscono una certa rigidità all’architettura che può essere anche uno svantaggio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5cm" svg:height="11.14cm" svg:x="3.08cm" svg:y="2.26cm" draw:page-number="11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2" presentation:presentation-page-layout-name="AL2T1" presentation:use-date-time-name="dtd1" xml:id="id12" draw:id="id12">
        <office:forms form:automatic-focus="false" form:apply-design-mode="false"/>
        <draw:frame presentation:style-name="pr13" draw:layer="layout" svg:width="25.005cm" svg:height="2.65cm" draw:transform="skewX (-2.80980493648851E-017) rotate (0.142244334037538) translate (0.286cm 3.916cm)" presentation:class="title" presentation:user-transformed="true">
          <draw:text-box>
            <text:p>Critiche</text:p>
          </draw:text-box>
        </draw:frame>
        <draw:frame presentation:style-name="pr14" draw:layer="layout" svg:width="24.639cm" svg:height="5.988cm" svg:x="1.68cm" svg:y="7.358cm" presentation:class="outline" presentation:user-transformed="true">
          <draw:text-box>
            <text:list text:style-name="L2">
              <text:list-item>
                <text:p>I critici sostengono che questo approccio appiattisce la varietà dei siti che appaiono simili sia graficamente che interattivamente</text:p>
              </text:list-item>
              <text:list-item>
                <text:p>Francamente non vedo il problema, se la metafora è valida utilizziamola pure il più possibile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2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_5f_-background" style:display-name="Standard 2_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_5f_-backgroundobjects" style:display-name="Standard 2_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_5f_-notes" style:display-name="Standard 2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_5f_-outline1" style:display-name="Standard 2_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_5f_-outline1" style:display-name="Standard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_5f_-outline2" style:display-name="Standard 2_-outline2" style:family="presentation" style:parent-style-name="Standard_20_2_5f_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_5f_-outline3" style:display-name="Standard 2_-outline3" style:family="presentation" style:parent-style-name="Standard_20_2_5f_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_5f_-outline4" style:display-name="Standard 2_-outline4" style:family="presentation" style:parent-style-name="Standard_20_2_5f_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_5f_-outline5" style:display-name="Standard 2_-outline5" style:family="presentation" style:parent-style-name="Standard_20_2_5f_-outline4">
      <style:paragraph-properties fo:margin-left="0cm" fo:margin-right="0cm" fo:margin-top="0cm" fo:margin-bottom="0.075cm" fo:text-indent="0cm"/>
    </style:style>
    <style:style style:name="Standard_20_2_5f_-outline6" style:display-name="Standard 2_-outline6" style:family="presentation" style:parent-style-name="Standard_20_2_5f_-outline5"/>
    <style:style style:name="Standard_20_2_5f_-outline7" style:display-name="Standard 2_-outline7" style:family="presentation" style:parent-style-name="Standard_20_2_5f_-outline6"/>
    <style:style style:name="Standard_20_2_5f_-outline8" style:display-name="Standard 2_-outline8" style:family="presentation" style:parent-style-name="Standard_20_2_5f_-outline7"/>
    <style:style style:name="Standard_20_2_5f_-outline9" style:display-name="Standard 2_-outline9" style:family="presentation" style:parent-style-name="Standard_20_2_5f_-outline8"/>
    <style:style style:name="Standard_20_2_5f_-subtitle" style:display-name="Standard 2_-subtitle" style:family="presentation">
      <style:graphic-properties draw:stroke="none" draw:fill="none" draw:textarea-vertical-align="middle">
        <text:list-style style:name="Standard_20_2_5f_-subtitle" style:display-name="Standard 2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_5f_-title" style:display-name="Standard 2_-title" style:family="presentation">
      <style:graphic-properties draw:stroke="none" draw:fill="none" draw:textarea-vertical-align="middle">
        <text:list-style style:name="Standard_20_2_5f_-title" style:display-name="Standard 2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gr7" style:family="graphic" style:parent-style-name="Accent_20_1">
      <style:graphic-properties draw:textarea-vertical-align="middle" fo:min-height="6.692cm" fo:min-width="25.353cm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Standard_20_2_5f_-backgroundobjects">
      <style:graphic-properties draw:stroke="none" draw:fill-color="#b4d435" draw:textarea-vertical-align="middle"/>
    </style:style>
    <style:style style:name="Mpr17" style:family="presentation" style:parent-style-name="Standard_20_2_5f_-backgroundobjects">
      <style:graphic-properties draw:stroke="none" draw:fill-color="#88aa00" draw:textarea-vertical-align="middle"/>
    </style:style>
    <style:style style:name="Mpr18" style:family="presentation" style:parent-style-name="Standard_20_2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9" style:family="presentation" style:parent-style-name="Standard_20_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Standard_20_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office:forms form:automatic-focus="false" form:apply-design-mode="false"/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ck to edit the title text format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_5f_" style:display-name="Standard 2_" style:page-layout-name="PM1" draw:style-name="Mdp2">
      <office:forms form:automatic-focus="false" form:apply-design-mode="false"/>
      <draw:polygon presentation:style-name="Mpr16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7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7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6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6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_5f_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7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_5f_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_5f_-title" draw:layer="backgroundobjects" svg:width="14.848cm" svg:height="11.136cm" svg:x="3.075cm" svg:y="2.257cm" presentation:class="page"/>
        <draw:frame presentation:style-name="Standard_20_2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2T19:30:51.402000000</meta:creation-date>
    <meta:editing-duration>PT1H37M26S</meta:editing-duration>
    <meta:editing-cycles>20</meta:editing-cycles>
    <meta:generator>LibreOffice/7.0.3.1$Windows_X86_64 LibreOffice_project/d7547858d014d4cf69878db179d326fc3483e082</meta:generator>
    <dc:title>Progress</dc:title>
    <dc:date>2022-10-12T21:18:57.017000000</dc:date>
    <meta:document-statistic meta:object-count="137"/>
  </office:meta>
</office:document-meta>
</file>